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text-properties officeooo:paragraph-rsid="000e00e8"/>
    </style:style>
    <style:style style:name="P3" style:family="paragraph" style:parent-style-name="Text_20_body" style:list-style-name="L3"/>
    <style:style style:name="P4" style:family="paragraph" style:parent-style-name="Text_20_body" style:list-style-name="L3">
      <style:text-properties officeooo:paragraph-rsid="002331af"/>
    </style:style>
    <style:style style:name="P5" style:family="paragraph" style:parent-style-name="Text_20_body" style:list-style-name="L2">
      <style:text-properties officeooo:rsid="000e00e8" officeooo:paragraph-rsid="000e00e8"/>
    </style:style>
    <style:style style:name="P6" style:family="paragraph" style:parent-style-name="Text_20_body" style:list-style-name="L2">
      <style:text-properties officeooo:rsid="000fc0b8" officeooo:paragraph-rsid="000fc0b8"/>
    </style:style>
    <style:style style:name="P7" style:family="paragraph" style:parent-style-name="Text_20_body" style:list-style-name="L2">
      <style:text-properties officeooo:rsid="00134be7" officeooo:paragraph-rsid="00134be7"/>
    </style:style>
    <style:style style:name="T1" style:family="text">
      <style:text-properties officeooo:rsid="000a2f02"/>
    </style:style>
    <style:style style:name="T2" style:family="text">
      <style:text-properties officeooo:rsid="000e646d"/>
    </style:style>
    <style:style style:name="T3" style:family="text">
      <style:text-properties officeooo:rsid="0011b9a2"/>
    </style:style>
    <style:style style:name="T4" style:family="text">
      <style:text-properties officeooo:rsid="0018cc52"/>
    </style:style>
    <style:style style:name="T5" style:family="text">
      <style:text-properties officeooo:rsid="0019a391"/>
    </style:style>
    <style:style style:name="T6" style:family="text">
      <style:text-properties officeooo:rsid="001b90f6"/>
    </style:style>
    <style:style style:name="T7" style:family="text">
      <style:text-properties officeooo:rsid="001d5969"/>
    </style:style>
    <style:style style:name="T8" style:family="text">
      <style:text-properties officeooo:rsid="002331af"/>
    </style:style>
    <style:style style:name="T9" style:family="text">
      <style:text-properties officeooo:rsid="0023c412"/>
    </style:style>
    <style:style style:name="T10" style:family="text">
      <style:text-properties officeooo:rsid="0024b7f1"/>
    </style:style>
    <style:style style:name="T11" style:family="text">
      <style:text-properties officeooo:rsid="0024ce06"/>
    </style:style>
    <style:style style:name="T12" style:family="text">
      <style:text-properties officeooo:rsid="0025363f"/>
    </style:style>
    <style:style style:name="T13" style:family="text">
      <style:text-properties officeooo:rsid="0029cdc9"/>
    </style:style>
    <style:style style:name="T14" style:family="text">
      <style:text-properties officeooo:rsid="002e21ff"/>
    </style:style>
    <style:style style:name="T15" style:family="text">
      <style:text-properties officeooo:rsid="002e852c"/>
    </style:style>
    <style:style style:name="T16" style:family="text">
      <style:text-properties officeooo:rsid="00308f83"/>
    </style:style>
    <style:style style:name="T17" style:family="text">
      <style:text-properties officeooo:rsid="00324e4c"/>
    </style:style>
    <style:style style:name="T18" style:family="text">
      <style:text-properties officeooo:rsid="0033f7a7"/>
    </style:style>
    <style:style style:name="T19" style:family="text">
      <style:text-properties officeooo:rsid="00350dff"/>
    </style:style>
    <style:style style:name="T20" style:family="text">
      <style:text-properties officeooo:rsid="0035dcd3"/>
    </style:style>
    <style:style style:name="T21" style:family="text">
      <style:text-properties officeooo:rsid="003aad32"/>
    </style:style>
    <style:style style:name="T22" style:family="text">
      <style:text-properties style:text-position="super 58%" officeooo:rsid="003aad32"/>
    </style:style>
    <style:style style:name="T23" style:family="text">
      <style:text-properties officeooo:rsid="003c8250"/>
    </style:style>
    <style:style style:name="T24" style:family="text">
      <style:text-properties officeooo:rsid="003e1818"/>
    </style:style>
    <style:style style:name="T25" style:family="text">
      <style:text-properties officeooo:rsid="00400d4a"/>
    </style:style>
    <style:style style:name="T26" style:family="text">
      <style:text-properties officeooo:rsid="0040d9e4"/>
    </style:style>
    <style:style style:name="T27" style:family="text">
      <style:text-properties officeooo:rsid="00418bdc"/>
    </style:style>
    <style:style style:name="T28" style:family="text">
      <style:text-properties officeooo:rsid="004d8315"/>
    </style:style>
    <style:style style:name="T29" style:family="text">
      <style:text-properties officeooo:rsid="004ee4c9"/>
    </style:style>
    <style:style style:name="T30" style:family="text">
      <style:text-properties officeooo:rsid="0051f38a"/>
    </style:style>
    <style:style style:name="T31" style:family="text">
      <style:text-properties officeooo:rsid="00534471"/>
    </style:style>
    <style:style style:name="T32" style:family="text">
      <style:text-properties officeooo:rsid="00592c2b"/>
    </style:style>
    <style:style style:name="T33" style:family="text">
      <style:text-properties officeooo:rsid="005cb76f"/>
    </style:style>
    <style:style style:name="T34" style:family="text">
      <style:text-properties officeooo:rsid="005df8b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13:1-23</text:h>
      <text:h text:style-name="Heading_20_2" text:outline-level="2"><text:bookmark text:name="en-GNT-26587"/>The Parable of the Sower <text:span text:style-name="T1">(1-9)</text:span></text:h>
      <text:list xml:id="list2192391787" text:style-name="L1">
        <text:list-item>
          <text:p text:style-name="P1">That same day Jesus left the house and went to the lakeside, where he sat down to teach. The crowd that gathered around him was so large that he got into a boat and sat in it, while the crowd stood on the shore. He used parables to tell them many things. “Once there was a man who went out to sow grain. As he scattered the seed in the field, some of it fell along the path, and the birds came and ate it up. Some of it fell on rocky ground, where there was little soil. The seeds soon sprouted, because the soil wasn't deep. But when the sun came up, it burned the young plants; and because the roots had not grown deep enough, the plants soon dried up. Some of the seed fell among thorn bushes, which grew up and choked the plants. But some seeds fell in good soil, and the plants bore grain: some had one hundred grains, others sixty, and others thirty.” And Jesus concluded, “Listen, then, if you have ears!”</text:p>
        </text:list-item>
      </text:list>
      <text:h text:style-name="Heading_20_2" text:outline-level="2"><text:bookmark text:name="en-GNT-26596"/>The Purpose of the Parables <text:span text:style-name="T1">(10-17)</text:span></text:h>
      <text:list xml:id="list388236326" text:style-name="L2">
        <text:list-item>
          <text:p text:style-name="P2">Then the disciples came to Jesus and asked him, “Why do you use parables when you talk to the people?”<text:bookmark text:name="en-GNT-26597"/> Jesus answered, “The knowledge about the secrets of the Kingdom of heaven has been given to you, but not to them. <text:bookmark text:name="en-GNT-26598"/>For the person who has something will be given more, so that he will have more than enough; but the person who has nothing will have taken away from him even the little he has. <text:bookmark text:name="en-GNT-26599"/>The reason I use parables in talking to them is that they look, but do not see, and they listen, but do not hear or understand. <text:bookmark text:name="en-GNT-26600"/>So the prophecy of Isaiah applies to them: ‘This people will listen and listen, but not understand; they will look and look, but not see,<text:bookmark text:name="en-GNT-26601"/> because their minds are dull, and they have stopped up their ears and have closed their eyes. Otherwise, their eyes would see, their ears would hear, their minds would understand, and they would turn to me, says God, and I would heal them.’<text:bookmark text:name="en-GNT-26602"/> “As for you, how fortunate you are! Your eyes see and your ears hear. <text:bookmark text:name="en-GNT-26603"/>I assure you that many prophets and many of God's people wanted very much to see what you see, but they could not, and to hear what you hear, but they did not.</text:p>
        </text:list-item>
        <text:list-item>
          <text:p text:style-name="P5">Parables are used <text:span text:style-name="T27">for</text:span> those who do not have knowledge about the secrets of heaven, <text:span text:style-name="T2">such people have little and it will be taken away from them. Those who have knowledge of the secrets of heaven have a lot and more will be given to them.</text:span></text:p>
        </text:list-item>
        <text:list-item>
          <text:p text:style-name="P6">Jesus then further explained the reason for using parables. The people being taught in parables have eyes but don’t see, they have ears but don’t hear and understand. <text:span text:style-name="T3">This is a pitty.</text:span></text:p>
        </text:list-item>
        <text:list-item>
          <text:p text:style-name="P7">The message then comes to us a<text:span text:style-name="T4">s a</text:span><text:span text:style-name="T5">s</text:span> challenge, do we have the knowledge to the secrets of the kingdom of heaven or we’re like those who are taught in parables? <text:span text:style-name="T6">Do we have eyes that don’t see and ears that don’t hear and understand? </text:span><text:span text:style-name="T7">If yes, how then can we become the enlightened? Jesus taught us about asking, seeking and knocking, if we do that we’ll be enlightened.</text:span></text:p>
        </text:list-item>
      </text:list>
      <text:h text:style-name="Heading_20_2" text:outline-level="2"><text:bookmark text:name="en-GNT-26604"/><text:soft-page-break/>Jesus Explains the Parable of the Sower <text:span text:style-name="T1">(18-23)</text:span></text:h>
      <text:list xml:id="list3930167697" text:style-name="L3">
        <text:list-item>
          <text:p text:style-name="P3">“Listen, then, and learn what the parable of the sower means. <text:bookmark text:name="en-GNT-26605"/>Those who hear the message about the Kingdom but do not understand it are like the seeds that fell along the path. The Evil One comes and snatches away what was sown in them. <text:bookmark text:name="en-GNT-26606"/>The seeds that fell on rocky ground stand for those who receive the message gladly as soon as they hear it. <text:bookmark text:name="en-GNT-26607"/>But it does not sink deep into them, and they don't last long. So when trouble or persecution comes because of the message, they give up at once.<text:bookmark text:name="en-GNT-26608"/> The seeds that fell among thorn bushes stand for those who hear the message; but the worries about this life and the love for riches choke the message, and they don't bear fruit. <text:bookmark text:name="en-GNT-26609"/>And the seeds sown in the good soil stand for those who hear the message and understand it: they bear fruit, some as much as one hundred, others sixty, and others thirty.”</text:p>
        </text:list-item>
        <text:list-item>
          <text:p text:style-name="P4"><text:span text:style-name="T8">God is sowing his word </text:span><text:span text:style-name="T9">to us</text:span><text:span text:style-name="T8"> </text:span><text:span text:style-name="T9">all the time. </text:span><text:span text:style-name="T10">Whatever that happens to the word is dependent on whom we are. </text:span><text:span text:style-name="T11">If we’re a path, the word will be taken from us instantly. </text:span><text:span text:style-name="T12">If we’re a rocky ground, the persecution</text:span><text:span text:style-name="T28">(s)</text:span><text:span text:style-name="T12"> that comes with the word will take the word from us. </text:span><text:span text:style-name="T13">For example, the word requi</text:span><text:span text:style-name="T29">r</text:span><text:span text:style-name="T13">es us to be truthful </text:span><text:span text:style-name="T17">and </text:span><text:span text:style-name="T16">honest</text:span><text:span text:style-name="T13"> but when we’re truthful </text:span><text:span text:style-name="T18">and honest </text:span><text:span text:style-name="T13">we might </text:span><text:span text:style-name="T30">be mocked for it</text:span><text:span text:style-name="T16">, </text:span><text:span text:style-name="T19">this is a form of persecution</text:span><text:span text:style-name="T13">. Fear of such persecution makes us a rocky ground, </text:span><text:span text:style-name="T14">we’ll lose the word </text:span><text:span text:style-name="T31">to avoid mocking</text:span><text:span text:style-name="T14">. </text:span><text:span text:style-name="T20">If we’re the bushes </text:span><text:span text:style-name="T32">and thorns</text:span><text:span text:style-name="T20">, the desires for wealth and material things will take the word from us. </text:span><text:span text:style-name="T21">The 1</text:span><text:span text:style-name="T22">st</text:span><text:span text:style-name="T21"> three types reap nothing from the word being sown, such people have little and that little will be taken from them. If we’re good soil, we’ll hear and understand the word. </text:span><text:span text:style-name="T23">We’ll bear fruit </text:span><text:span text:style-name="T33">in</text:span><text:span text:style-name="T24"> abundant folds</text:span><text:span text:style-name="T23">, above </text:span><text:span text:style-name="T24">and beyond</text:span><text:span text:style-name="T23"> the plent</text:span><text:span text:style-name="T24">y</text:span><text:span text:style-name="T23"> we have more will be given to us. </text:span><text:span text:style-name="T34">W</text:span><text:span text:style-name="T25">e choose whom we’re are and what we practice day in and day out will determine whom we’re are, hence, let’s practice the good soil type. </text:span><text:span text:style-name="T26">First step of awareness we’ve already completed, now we need to practice what is good for u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2T06:52:15.563433452</meta:creation-date>
    <dc:date>2021-11-23T09:55:44.343346360</dc:date>
    <meta:editing-duration>PT59M41S</meta:editing-duration>
    <meta:editing-cycles>43</meta:editing-cycles>
    <meta:generator>LibreOffice/6.4.7.2$Linux_X86_64 LibreOffice_project/40$Build-2</meta:generator>
    <meta:document-statistic meta:table-count="0" meta:image-count="0" meta:object-count="0" meta:page-count="2" meta:paragraph-count="11" meta:word-count="941" meta:character-count="4917" meta:non-whitespace-character-count="3994"/>
  </office:meta>
</office:document-meta>
</file>